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P34" style:parent-style-name="Standard" style:list-style-name="LFO1" style:family="paragraph"/>
    <style:style style:name="P35" style:parent-style-name="Standard" style:list-style-name="LFO1" style:family="paragraph"/>
    <style:style style:name="P36" style:parent-style-name="Standard" style:list-style-name="LFO1" style:family="paragraph"/>
    <style:style style:name="P37" style:parent-style-name="Standard" style:list-style-name="LFO1" style:family="paragraph"/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/>
    <style:style style:name="P41" style:parent-style-name="Standard" style:list-style-name="LFO1" style:family="paragraph"/>
    <style:style style:name="P42" style:parent-style-name="Standard" style:list-style-name="LFO2" style:family="paragraph"/>
    <style:style style:name="P43" style:parent-style-name="Standard" style:list-style-name="LFO2" style:family="paragraph"/>
    <style:style style:name="P44" style:parent-style-name="Standard" style:list-style-name="LFO2" style:family="paragraph"/>
    <style:style style:name="P45" style:parent-style-name="Standard" style:list-style-name="LFO2" style:family="paragraph"/>
    <style:style style:name="P46" style:parent-style-name="Standard" style:list-style-name="LFO2" style:family="paragraph"/>
    <style:style style:name="P47" style:parent-style-name="Standard" style:list-style-name="LFO2" style:family="paragraph"/>
    <style:style style:name="P48" style:parent-style-name="Standard" style:list-style-name="LFO2" style:family="paragraph"/>
    <style:style style:name="P49" style:parent-style-name="Standard" style:list-style-name="LFO2" style:family="paragraph"/>
    <style:style style:name="P50" style:parent-style-name="Standard" style:list-style-name="LFO2" style:family="paragraph"/>
    <style:style style:name="P51" style:parent-style-name="Standard" style:list-style-name="LFO2" style:family="paragraph"/>
    <style:style style:name="P52" style:parent-style-name="Standard" style:list-style-name="LFO2" style:family="paragraph"/>
    <style:style style:name="P53" style:parent-style-name="Standard" style:list-style-name="LFO2" style:family="paragraph"/>
    <style:style style:name="P54" style:parent-style-name="Standard" style:list-style-name="LFO2" style:family="paragraph"/>
    <style:style style:name="P55" style:parent-style-name="Standard" style:list-style-name="LFO2" style:family="paragraph"/>
    <style:style style:name="P56" style:parent-style-name="Standard" style:list-style-name="LFO2" style:family="paragraph"/>
  </office:automatic-styles>
  <office:body>
    <office:text text:use-soft-page-breaks="true">
      <text:p text:style-name="P1">Forelesning 1 Computer vision</text:p>
      <text:p text:style-name="Standard"/>
      <text:list text:style-name="LFO1" text:continue-numbering="true">
        <text:list-item>
          <text:p text:style-name="P2">Computer vison kalles også av og til image understanding</text:p>
        </text:list-item>
        <text:list-item>
          <text:p text:style-name="P3">Concave vs. Convex</text:p>
          <text:list text:continue-numbering="true">
            <text:list-item>
              <text:p text:style-name="P4">De ser like ut, avhengig av lyset</text:p>
            </text:list-item>
          </text:list>
        </text:list-item>
        <text:list-item>
          <text:p text:style-name="P5">Syn er litt problematisk, siden lokale egenskaper gir mening med den glibale konteksten, men<text:s/>uten lokale egenskaper kan man ikke få en global kontekst</text:p>
        </text:list-item>
        <text:list-item>
          <text:p text:style-name="P6">Illusjonske konturer.</text:p>
        </text:list-item>
        <text:list-item>
          <text:p text:style-name="P7">Krever</text:p>
          <text:list text:continue-numbering="true">
            <text:list-item>
              <text:p text:style-name="P8">Antakelser om verden</text:p>
            </text:list-item>
            <text:list-item>
              <text:p text:style-name="P9">Objekt-modeller</text:p>
            </text:list-item>
            <text:list-item>
              <text:p text:style-name="P10">Trenings-data</text:p>
            </text:list-item>
          </text:list>
        </text:list-item>
        <text:list-item>
          <text:p text:style-name="P11">Automerte systemer er fremdeles veldig begrenset når det gjelder å se like bra som mennesker</text:p>
          <text:list text:continue-numbering="true">
            <text:list-item>
              <text:p text:style-name="P12">Med nok begrensninger<text:s/>vil kunne være bedre enn mennesker</text:p>
            </text:list-item>
          </text:list>
        </text:list-item>
        <text:list-item>
          <text:p text:style-name="P13">Man kan gjenvinne den tredje dimensjonen ved å ta flere bilder =&gt; Man kan få gode 3D-maps ved datasyn.</text:p>
        </text:list-item>
        <text:list-item>
          <text:p text:style-name="P14">Droner er veldig effektice for denne typen ting</text:p>
          <text:list text:continue-numbering="true">
            <text:list-item>
              <text:p text:style-name="P15">=&gt; Billigere 3D-maps <text:s/>=&gt; Bra i automatisert gruvearbeid</text:p>
            </text:list-item>
          </text:list>
        </text:list-item>
        <text:list-item>
          <text:p text:style-name="P16">Det gamle<text:s/>bruksområdet for datasyn er robotikk</text:p>
          <text:list text:continue-numbering="true">
            <text:list-item>
              <text:p text:style-name="P17">.......................................</text:p>
            </text:list-item>
          </text:list>
        </text:list-item>
        <text:list-item>
          <text:p text:style-name="P18">Stor forskjell fra 80-tallet: mye mer computing power, bedre sensorer, og viktigst:</text:p>
          <text:list text:continue-numbering="true">
            <text:list-item>
              <text:p text:style-name="P19">Detaljerte maps og modeller av områdene</text:p>
            </text:list-item>
            <text:list-item>
              <text:p text:style-name="P20">Hvordan områdene ser ut uten mennesker</text:p>
            </text:list-item>
          </text:list>
        </text:list-item>
        <text:list-item>
          <text:p text:style-name="P21">Visuell inpeksjon på samlebånd</text:p>
        </text:list-item>
        <text:list-item>
          <text:p text:style-name="P22">Eller så kan man bruke det til overvåkning ....</text:p>
        </text:list-item>
        <text:list-item>
          <text:p text:style-name="P23">Kartografi, robotikk, mikrobiologi,</text:p>
          <text:list text:continue-numbering="true">
            <text:list-item>
              <text:p text:style-name="P24">3D modellering av nevroner</text:p>
            </text:list-item>
          </text:list>
        </text:list-item>
        <text:list-item>
          <text:p text:style-name="P25">Om man skal lagre en hel hjerne tar det 500 exabytes....</text:p>
        </text:list-item>
        <text:list-item>
          <text:p text:style-name="P26">Artifichal inteligence er ofte misbrukt</text:p>
          <text:list text:continue-numbering="true">
            <text:list-item>
              <text:p text:style-name="P27">Bikes ofte for<text:s/>statistisk læring og deep learning</text:p>
            </text:list-item>
          </text:list>
        </text:list-item>
        <text:list-item>
          <text:p text:style-name="P28">Convolutional networks</text:p>
        </text:list-item>
        <text:list-item>
          <text:p text:style-name="P29">Datasyn i eraen med dype nett</text:p>
          <text:list text:continue-numbering="true">
            <text:list-item>
              <text:p text:style-name="P30">Man vet fremdeles ikke helt hvorfor det fungerer</text:p>
            </text:list-item>
          </text:list>
        </text:list-item>
        <text:list-item>
          <text:p text:style-name="P31">Man kobinerer vanligvis konvensjonelle metoder og neurale nettverk.</text:p>
          <text:list text:continue-numbering="true">
            <text:list-item>
              <text:p text:style-name="P32">Man ser på algoritmer som løser deler av problemet, som at det ser etter f.eks kanter</text:p>
            </text:list-item>
          </text:list>
        </text:list-item>
        <text:list-item>
          <text:p text:style-name="P33">Shape recovert er vanligvis mye lettere om man har flere bilder.</text:p>
        </text:list-item>
        <text:list-item>
          <text:p text:style-name="P34">Forelesning hver uke.</text:p>
        </text:list-item>
        <text:list-item>
          <text:p text:style-name="P35">Øvinger annenhver uke.</text:p>
        </text:list-item>
        <text:list-item>
          <text:p text:style-name="P36">Skreven eksamen</text:p>
        </text:list-item>
        <text:list-item>
          <text:p text:style-name="P37">Dette kurset kommer ikke til å være veldig matematisk....</text:p>
        </text:list-item>
        <text:list-item>
          <text:p text:style-name="P38">Det er en projekt-side, om man<text:s/>føler for å gjøre et prosjkt med det</text:p>
        </text:list-item>
        <text:list-item>
          <text:p text:style-name="P39">Lærebøker</text:p>
          <text:list text:continue-numbering="true">
            <text:list-item>
              <text:p text:style-name="P40">Alle lærebøker fær 2012 er utdatert pga neurale nettverk</text:p>
              <text:list text:continue-numbering="true">
                <text:list-item>
                  <text:p text:style-name="P41">Men det er to i slidsene som man kan se på</text:p>
                </text:list-item>
              </text:list>
            </text:list-item>
          </text:list>
        </text:list-item>
      </text:list>
      <text:p text:style-name="Standard">Forelesningen:</text:p>
      <text:p text:style-name="Standard"/>
      <text:list text:style-name="LFO2" text:continue-numbering="true">
        <text:list-item>
          <text:p text:style-name="P42">Menneskelig syn viser at datasyn fungerer</text:p>
        </text:list-item>
        <text:list-item>
          <text:p text:style-name="P43">Bilde-formatering</text:p>
        </text:list-item>
        <text:list-item>
          <text:p text:style-name="P44">Pinhole-camera (Som man<text:s/>har med øyet)</text:p>
        </text:list-item>
        <text:list-item>
          <text:p text:style-name="P45">Foveaen er hvor bildet vises</text:p>
        </text:list-item>
        <text:list-item>
          <text:p text:style-name="P46">Retinaen</text:p>
          <text:list text:continue-numbering="true">
            <text:list-item>
              <text:p text:style-name="P47">Den delen som fanger lyset</text:p>
            </text:list-item>
            <text:list-item>
              <text:p text:style-name="P48">Allerede i retinaen skjer det noe signalprosessering</text:p>
            </text:list-item>
            <text:list-item>
              <text:p text:style-name="P49">Staver (for lav lysintensitet), kjegler(Krever mer intensitet for å utløses, men kommer i tre varianter for<text:s/>forskjellige farger)</text:p>
            </text:list-item>
            <text:list-item>
              <text:p text:style-name="P50">Det er flest kjegler i midten, og flere staver litt lenger utenfor =&gt; Grått nattsyn, og bedre nattsyn på siden</text:p>
            </text:list-item>
          </text:list>
        </text:list-item>
        <text:list-item>
          <text:p text:style-name="P51">125 millioner staver og tapper fores inn til 1 million nervemottakere =&gt; Det er allerede en del prosessering</text:p>
        </text:list-item>
        <text:list-item>
          <text:p text:style-name="P52">Det er to veldig distinkte stier i hjernen: En for hvor noe er, og en for hva noe er.</text:p>
        </text:list-item>
        <text:list-item>
          <text:p text:style-name="P53">Den venstre delen av hva hvert øye ser går til høyre hjernehalvel.</text:p>
          <text:list text:continue-numbering="true">
            <text:list-item>
              <text:p text:style-name="P54">Det er en del i midten, der man kan se dybde.</text:p>
            </text:list-item>
            <text:list-item>
              <text:p text:style-name="P55">Synet til mennesker er noe annet enn dype nett, siden det har tilbakekoblinger....</text:p>
            </text:list-item>
          </text:list>
        </text:list-item>
        <text:list-item>
          <text:p text:style-name="P56">Alle øvingene kommer til å være i Pytho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ørn Bøni Hofstad</dc:creator>
    <meta:creation-date>2019-02-22T13:05:00Z</meta:creation-date>
    <dc:date>2019-06-25T15:02:00Z</dc:date>
    <meta:template xlink:href="Normal.dotm" xlink:type="simple"/>
    <meta:editing-cycles>79</meta:editing-cycles>
    <meta:editing-duration>PT8340S</meta:editing-duration>
    <meta:document-statistic meta:page-count="2" meta:paragraph-count="5" meta:word-count="416" meta:character-count="2786" meta:row-count="19" meta:non-whitespace-character-count="2375"/>
  </office:meta>
</office:document-meta>
</file>